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2A0CCF033D9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x="0.0102in" svg:y="0.4839in" svg:width="10.1181in" svg:height="5.1252in" draw:z-index="0"><draw:image xlink:href="Pictures/1000020100000434000002A0CCF033D9.png" xlink:type="simple" xlink:show="embed" xlink:actuate="onLoad"/></draw:frame>Process for log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Logout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3T11:53:50" text:fixed="true">11/13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4:06</dc:date>
    <meta:editing-duration>PT1H18M9S</meta:editing-duration>
    <meta:editing-cycles>19</meta:editing-cycles>
    <meta:generator>LibreOffice/3.5$Linux_X86_64 LibreOffice_project/350m1$Build-2</meta:generator>
    <meta:document-statistic meta:table-count="2" meta:image-count="1" meta:object-count="0" meta:page-count="1" meta:paragraph-count="6" meta:word-count="14" meta:character-count="89" meta:non-whitespace-character-count="8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